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end" style:justify-single-word="false"/>
      <style:text-properties officeooo:rsid="001d7ce4" officeooo:paragraph-rsid="001d7ce4"/>
    </style:style>
    <style:style style:name="P4" style:family="paragraph" style:parent-style-name="Standard">
      <style:paragraph-properties fo:margin-top="0.4cm" fo:margin-bottom="0cm" style:contextual-spacing="false" style:shadow="none"/>
      <style:text-properties fo:font-weight="bold" officeooo:rsid="001f4f5b" officeooo:paragraph-rsid="001f4f5b" style:font-weight-asian="bold" style:font-weight-complex="bold"/>
    </style:style>
    <style:style style:name="P5" style:family="paragraph" style:parent-style-name="Standard">
      <style:paragraph-properties fo:margin-top="0cm" fo:margin-bottom="0.3cm" style:contextual-spacing="false" fo:text-align="justify" style:justify-single-word="false"/>
      <style:text-properties officeooo:paragraph-rsid="00236b28"/>
    </style:style>
    <style:style style:name="P6" style:family="paragraph" style:parent-style-name="Standard">
      <style:paragraph-properties fo:margin-left="0.591cm" fo:margin-right="1.05cm" fo:text-align="justify" style:justify-single-word="false" fo:text-indent="0cm" style:auto-text-indent="false"/>
      <style:text-properties fo:font-weight="bold" officeooo:paragraph-rsid="00212620" style:font-weight-asian="bold" style:font-weight-complex="bold"/>
    </style:style>
    <style:style style:name="P7" style:family="paragraph" style:parent-style-name="Standard">
      <style:paragraph-properties fo:margin-left="0.591cm" fo:margin-right="1.05cm" fo:text-align="justify" style:justify-single-word="false" fo:text-indent="0cm" style:auto-text-indent="false"/>
      <style:text-properties officeooo:paragraph-rsid="00212620"/>
    </style:style>
    <style:style style:name="P8" style:family="paragraph" style:parent-style-name="Standard">
      <style:paragraph-properties fo:margin-left="0.591cm" fo:margin-right="0.295cm" fo:text-align="justify" style:justify-single-word="false" fo:text-indent="0cm" style:auto-text-indent="false"/>
      <style:text-properties fo:font-weight="bold" officeooo:paragraph-rsid="00212620" style:font-weight-asian="bold" style:font-weight-complex="bold"/>
    </style:style>
    <style:style style:name="P9" style:family="paragraph" style:parent-style-name="Standard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officeooo:paragraph-rsid="00236b28"/>
    </style:style>
    <style:style style:name="P10" style:family="paragraph" style:parent-style-name="Standard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officeooo:paragraph-rsid="002a6d56"/>
    </style:style>
    <style:style style:name="P11" style:family="paragraph" style:parent-style-name="Standard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officeooo:paragraph-rsid="002c39dd"/>
    </style:style>
    <style:style style:name="P12" style:family="paragraph" style:parent-style-name="Standard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fo:font-size="12pt" officeooo:paragraph-rsid="00236b28" style:font-size-asian="12pt" style:font-size-complex="12pt"/>
    </style:style>
    <style:style style:name="P13" style:family="paragraph" style:parent-style-name="Standard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fo:font-size="12pt" officeooo:rsid="002c39dd" officeooo:paragraph-rsid="002c39dd" style:font-size-asian="12pt" style:font-size-complex="12pt"/>
    </style:style>
    <style:style style:name="P14" style:family="paragraph" style:parent-style-name="Standard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officeooo:rsid="00295799" officeooo:paragraph-rsid="00295799"/>
    </style:style>
    <style:style style:name="P15" style:family="paragraph" style:parent-style-name="Standard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officeooo:rsid="002a6d56" officeooo:paragraph-rsid="002a6d56"/>
    </style:style>
    <style:style style:name="P16" style:family="paragraph" style:parent-style-name="Standard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officeooo:rsid="002b8802" officeooo:paragraph-rsid="002b8802"/>
    </style:style>
    <style:style style:name="P17" style:family="paragraph" style:parent-style-name="Standard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officeooo:rsid="002beaa5" officeooo:paragraph-rsid="002beaa5"/>
    </style:style>
    <style:style style:name="P18" style:family="paragraph" style:parent-style-name="Standard">
      <style:paragraph-properties fo:margin-left="0.635cm" fo:margin-right="-0.445cm" fo:margin-top="0cm" fo:margin-bottom="0.3cm" style:contextual-spacing="false" fo:text-align="justify" style:justify-single-word="false" fo:text-indent="0cm" style:auto-text-indent="false">
        <style:tab-stops/>
      </style:paragraph-properties>
      <style:text-properties officeooo:paragraph-rsid="00236b28"/>
    </style:style>
    <style:style style:name="P19" style:family="paragraph" style:parent-style-name="Standard">
      <style:paragraph-properties fo:margin-left="0.635cm" fo:margin-right="-0.445cm" fo:margin-top="0cm" fo:margin-bottom="0.3cm" style:contextual-spacing="false" fo:text-align="justify" style:justify-single-word="false" fo:text-indent="0cm" style:auto-text-indent="false">
        <style:tab-stops/>
      </style:paragraph-properties>
      <style:text-properties officeooo:paragraph-rsid="002aba18"/>
    </style:style>
    <style:style style:name="P20" style:family="paragraph" style:parent-style-name="Standard">
      <style:paragraph-properties fo:margin-left="0.635cm" fo:margin-right="-0.445cm" fo:margin-top="0cm" fo:margin-bottom="0.3cm" style:contextual-spacing="false" fo:text-align="justify" style:justify-single-word="false" fo:text-indent="0cm" style:auto-text-indent="false">
        <style:tab-stops/>
      </style:paragraph-properties>
      <style:text-properties officeooo:rsid="002a6d56" officeooo:paragraph-rsid="002a6d56"/>
    </style:style>
    <style:style style:name="P21" style:family="paragraph" style:parent-style-name="Standard">
      <style:paragraph-properties fo:margin-left="0.635cm" fo:margin-right="-0.445cm" fo:margin-top="0cm" fo:margin-bottom="0.3cm" style:contextual-spacing="false" fo:text-align="justify" style:justify-single-word="false" fo:text-indent="0cm" style:auto-text-indent="false">
        <style:tab-stops/>
      </style:paragraph-properties>
      <style:text-properties officeooo:rsid="002aba18" officeooo:paragraph-rsid="002aba18"/>
    </style:style>
    <style:style style:name="P22" style:family="paragraph" style:parent-style-name="Standard">
      <style:paragraph-properties fo:margin-left="0.635cm" fo:margin-right="-0.445cm" fo:margin-top="0cm" fo:margin-bottom="0.3cm" style:contextual-spacing="false" fo:text-align="justify" style:justify-single-word="false" fo:text-indent="0cm" style:auto-text-indent="false">
        <style:tab-stops/>
      </style:paragraph-properties>
      <style:text-properties officeooo:rsid="002b8802" officeooo:paragraph-rsid="002b8802"/>
    </style:style>
    <style:style style:name="P23" style:family="paragraph" style:parent-style-name="Standard" style:list-style-name="L1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officeooo:paragraph-rsid="00236b28"/>
    </style:style>
    <style:style style:name="P24" style:family="paragraph" style:parent-style-name="Standard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fo:font-size="12pt" officeooo:rsid="0028a66f" officeooo:paragraph-rsid="002beaa5" style:font-size-asian="12pt" style:font-size-complex="12pt"/>
    </style:style>
    <style:style style:name="P25" style:family="paragraph" style:parent-style-name="Standard" style:list-style-name="L1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fo:font-size="12pt" officeooo:rsid="001662e7" officeooo:paragraph-rsid="00236b28" style:font-size-asian="12pt" style:font-size-complex="12pt"/>
    </style:style>
    <style:style style:name="P26" style:family="paragraph" style:parent-style-name="Standard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fo:font-size="12pt" officeooo:rsid="002c39dd" officeooo:paragraph-rsid="002c39dd" style:font-size-asian="12pt" style:font-size-complex="12pt"/>
    </style:style>
    <style:style style:name="P27" style:family="paragraph" style:parent-style-name="Standard">
      <style:paragraph-properties fo:margin-left="0.635cm" fo:margin-right="-0.445cm" fo:margin-top="0cm" fo:margin-bottom="0.3cm" style:contextual-spacing="false" fo:text-align="justify" style:justify-single-word="false" fo:text-indent="0cm" style:auto-text-indent="false">
        <style:tab-stops/>
      </style:paragraph-properties>
      <style:text-properties fo:font-size="12pt" officeooo:rsid="003013dc" officeooo:paragraph-rsid="003013dc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662e7" style:font-size-asian="10.5pt" style:font-size-complex="10.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4f5b" style:font-style-asian="italic" style:font-style-complex="italic"/>
    </style:style>
    <style:style style:name="T5" style:family="text">
      <style:text-properties fo:font-style="italic" officeooo:rsid="00212620" style:font-style-asian="italic" style:font-style-complex="italic"/>
    </style:style>
    <style:style style:name="T6" style:family="text">
      <style:text-properties fo:font-style="italic" officeooo:rsid="00142a8e" style:font-style-asian="italic" style:font-style-complex="italic"/>
    </style:style>
    <style:style style:name="T7" style:family="text">
      <style:text-properties fo:font-style="italic" officeooo:rsid="00271391" style:font-style-asian="italic" style:font-style-complex="italic"/>
    </style:style>
    <style:style style:name="T8" style:family="text">
      <style:text-properties fo:font-style="italic" officeooo:rsid="0026de4b" style:font-style-asian="italic" style:font-style-complex="italic"/>
    </style:style>
    <style:style style:name="T9" style:family="text">
      <style:text-properties fo:font-style="italic" officeooo:rsid="0028a66f" style:font-style-asian="italic" style:font-style-complex="italic"/>
    </style:style>
    <style:style style:name="T10" style:family="text">
      <style:text-properties fo:font-style="italic" fo:font-weight="bold" officeooo:rsid="00229e94" style:font-style-asian="italic" style:font-weight-asian="bold" style:font-style-complex="italic" style:font-weight-complex="bold"/>
    </style:style>
    <style:style style:name="T11" style:family="text">
      <style:text-properties officeooo:rsid="00142a8e"/>
    </style:style>
    <style:style style:name="T12" style:family="text">
      <style:text-properties style:font-name="Courier New" fo:font-size="10pt" style:font-size-asian="10pt" style:font-size-complex="10pt"/>
    </style:style>
    <style:style style:name="T13" style:family="text">
      <style:text-properties style:font-name="Courier New" fo:font-size="10pt" officeooo:rsid="0026de4b" style:font-size-asian="10pt" style:font-size-complex="10pt"/>
    </style:style>
    <style:style style:name="T14" style:family="text">
      <style:text-properties style:font-name="Courier New" fo:font-size="10pt" officeooo:rsid="00246718" style:font-size-asian="10pt" style:font-size-complex="10pt"/>
    </style:style>
    <style:style style:name="T15" style:family="text">
      <style:text-properties style:font-name="Courier New" fo:font-size="10.5pt" style:font-size-asian="10.5pt" style:font-size-complex="10.5pt"/>
    </style:style>
    <style:style style:name="T16" style:family="text">
      <style:text-properties officeooo:rsid="001bd11a"/>
    </style:style>
    <style:style style:name="T17" style:family="text">
      <style:text-properties officeooo:rsid="001f4f5b"/>
    </style:style>
    <style:style style:name="T18" style:family="text">
      <style:text-properties officeooo:rsid="00212620"/>
    </style:style>
    <style:style style:name="T19" style:family="text">
      <style:text-properties fo:font-weight="bold" officeooo:rsid="00212620" style:font-weight-asian="bold" style:font-weight-complex="bold"/>
    </style:style>
    <style:style style:name="T20" style:family="text">
      <style:text-properties fo:font-weight="bold" officeooo:rsid="00229e94" style:font-weight-asian="bold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12620" style:font-style-asian="normal" style:font-style-complex="normal"/>
    </style:style>
    <style:style style:name="T23" style:family="text">
      <style:text-properties fo:font-style="normal" officeooo:rsid="00142a8e" style:font-style-asian="normal" style:font-style-complex="normal"/>
    </style:style>
    <style:style style:name="T24" style:family="text">
      <style:text-properties officeooo:rsid="0026de4b"/>
    </style:style>
    <style:style style:name="T25" style:family="text">
      <style:text-properties officeooo:rsid="0028a66f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28a66f" style:font-size-asian="12pt" style:font-size-complex="12pt"/>
    </style:style>
    <style:style style:name="T28" style:family="text">
      <style:text-properties fo:font-size="12pt" officeooo:rsid="0018a6b1" style:font-size-asian="12pt" style:font-size-complex="12pt"/>
    </style:style>
    <style:style style:name="T29" style:family="text">
      <style:text-properties fo:font-size="12pt" officeooo:rsid="00246718" style:font-size-asian="12pt" style:font-size-complex="12pt"/>
    </style:style>
    <style:style style:name="T30" style:family="text">
      <style:text-properties fo:font-size="12pt" officeooo:rsid="0025f6a4" style:font-size-asian="12pt" style:font-size-complex="12pt"/>
    </style:style>
    <style:style style:name="T31" style:family="text">
      <style:text-properties fo:font-size="12pt" fo:font-style="italic" officeooo:rsid="0028a66f" style:font-size-asian="12pt" style:font-style-asian="italic" style:font-size-complex="12pt" style:font-style-complex="italic"/>
    </style:style>
    <style:style style:name="T32" style:family="text">
      <style:text-properties fo:font-size="12pt" fo:font-style="italic" officeooo:rsid="00246718" style:font-size-asian="12pt" style:font-style-asian="italic" style:font-size-complex="12pt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Marco1" text:anchor-type="paragraph" svg:x="-0.263cm" svg:y="-0.191cm" svg:width="18.618cm" draw:z-index="0"><draw:text-box fo:min-height="8.102cm"><text:p text:style-name="P2"><text:span text:style-name="T11">S</text:span>ISTEMAS OPERATIVOS</text:p><text:p text:style-name="P2">Grupo <text:span text:style-name="T16">A3</text:span> <text:span text:style-name="T11">- </text:span>Curso 201<text:span text:style-name="T16">4</text:span>/1<text:span text:style-name="T16">5 - </text:span>Prueba individual de<text:span text:style-name="T11">l </text:span><text:s/><text:span text:style-name="T11">Módulo I</text:span></text:p><text:p text:style-name="Standard"/><text:p text:style-name="P1">Apellidos y nombre: …................................................................................................................................</text:p><text:p text:style-name="P4">DNI: …............................</text:p><text:p text:style-name="Standard"/><text:p text:style-name="P6">Observaci<text:span text:style-name="T17">ones</text:span>: </text:p><text:p text:style-name="P8"><text:span text:style-name="T18">- Responde las preguntas de la versión online de este documento, </text:span>escrib<text:span text:style-name="T25">iendo</text:span> los pasos necesarios para su realización <text:span text:style-name="T18">(órdenes y listados, no comentarios salvo que sea estrictamente necesario). Una vez concluido, sube el documento a Tutor como trabajo </text:span><text:span text:style-name="T5">“</text:span><text:span text:style-name="T4">A</text:span><text:span text:style-name="T9">3</text:span><text:span text:style-name="T4">: Prueba Módulo I”</text:span><text:span text:style-name="T5"> antes de la hora límite </text:span><text:span text:style-name="T22">(NO SE ADMITEN TRABAJO FUERA DE TUTOR)</text:span></text:p><text:p text:style-name="P6"><text:span text:style-name="T18">- </text:span><text:s/><text:span text:style-name="T17">Entregar la versión de este documento debidamente cumplimentado al profesor.</text:span></text:p><text:p text:style-name="P7"><text:span text:style-name="T19">- ANTES DE COMENZAR LA SESIÓN ASEGURATE DE TENER MENOS DE 10000 BLOQUES CONSUMIDOS DE CUOTA </text:span><text:span text:style-name="T20">(orden </text:span><text:span text:style-name="T10">du</text:span><text:span text:style-name="T20">)</text:span><text:span text:style-name="T19">. Si no es así borra las caches y archivos de configuración (.cache/*, .mozilla/*, ...)</text:span></text:p></draw:text-box></draw:frame>Preguntas:</text:p>
      <text:p text:style-name="Standard"/>
      <text:list xml:id="list2595125282535445054" text:style-name="L1">
        <text:list-item>
          <text:p text:style-name="P23"><text:span text:style-name="T1">[</text:span><text:span text:style-name="T2">2</text:span><text:span text:style-name="T1">0% puntuación]</text:span> Un bash shell restringido (<text:span text:style-name="T15">bash -r</text:span>) permite limitar algunas acciones del usuario que los usa, por ejemplo, no permite cambiar de directorio, ni utilizar nombres de archivos que contienen una barra /, ni cambiar las variables <text:span text:style-name="T12">PATH</text:span> y <text:span text:style-name="T12">SHELL</text:span>, ni redirigir las entradas/salidas, ni tampoco definir funciones. Se pide crear un usuario, denominado <text:span text:style-name="T7">anonimo</text:span>, que debe usar un shell restringido, tiene un UID con valor 590 y pertenecerá a un grupo denominado <text:span text:style-name="T3">limitados</text:span> con GID 1010. <text:span text:style-name="T25">Su directorio homes será </text:span><text:span text:style-name="T9">/home/anonimo</text:span><text:span text:style-name="T25"> y su cuenta debe estar activa solo 10 días.</text:span></text:p>
          <text:p text:style-name="P23"/>
        </text:list-item>
      </text:list>
      <text:p text:style-name="P14">[root@localhost /]# addgroup --gid 1010 limitados </text:p>
      <text:p text:style-name="P14">[root@localhost /]# adduser -d /home/anonimo -u 590 -g 1010 -s /bin/rbash -e 2014-11-14 anonimo </text:p>
      <text:p text:style-name="P15">[root@localhost /]# cat /etc/passwd </text:p>
      <text:p text:style-name="P15">anonimo:x:590:1010::/home/anonimo:/bin/rbash </text:p>
      <text:p text:style-name="P10"/>
      <text:list xml:id="list132943466420614" text:continue-numbering="true" text:style-name="L1">
        <text:list-item>
          <text:p text:style-name="P23"><text:span text:style-name="T1">[1</text:span><text:span text:style-name="T2">0</text:span><text:span text:style-name="T1">% puntuación]</text:span> <text:span text:style-name="T11">C</text:span>rear en el directorio <text:span text:style-name="T3">/root</text:span> un enlace duro <text:span text:style-name="T11">y</text:span> un enlace simbólico<text:span text:style-name="T21"> </text:span><text:span text:style-name="T23">a cualesquiera de los programa que aparecen en</text:span><text:span text:style-name="T6"> /bin</text:span>. <text:span text:style-name="T24">Una vez creados hacer un </text:span><text:span text:style-name="T13">ls -l</text:span><text:span text:style-name="T24"> del directorio </text:span><text:span text:style-name="T8">/root</text:span><text:span text:style-name="T24"> y pegar el resultado. Idem para la oden </text:span><text:span text:style-name="T13">stat</text:span><text:span text:style-name="T24"> sobre estos dos archivos.</text:span></text:p>
        </text:list-item>
      </text:list>
      <text:p text:style-name="P9"/>
      <text:p text:style-name="P15">[root@localhost /]# ln /bin/chmod /root/chmoduro </text:p>
      <text:p text:style-name="P15">[root@localhost /]# ln -s /bin/chmod /root/chmodsimbol </text:p>
      <text:p text:style-name="P15">[root@localhost /]# cd /root </text:p>
      <text:p text:style-name="P15">[root@localhost ~]# ls -l </text:p>
      <text:p text:style-name="P15">total 52 </text:p>
      <text:p text:style-name="P15">lrwxrwxrwx 1 root root <text:s text:c="3"/>10 Nov <text:s/>4 06:06 chmodsimbol -&gt; /bin/chmod </text:p>
      <text:p text:style-name="P15">-rwxr-xr-x 2 root root 51360 Nov <text:s/>3 <text:s/>2010 chmoduro </text:p>
      <text:p text:style-name="P15">[root@localhost ~]# stat chmodsimbol </text:p>
      <text:p text:style-name="P15"><text:soft-page-break/><text:s text:c="2"/>File: `chmodsimbol' -&gt; `/bin/chmod' </text:p>
      <text:p text:style-name="P15"><text:s text:c="2"/>Size: 10 <text:s text:c="7"/><text:tab/>Blocks: 0 <text:s text:c="9"/>IO Block: 4096 <text:s text:c="2"/>symbolic link </text:p>
      <text:p text:style-name="P15">Device: 6200h/25088d<text:tab/>Inode: 4543 <text:s text:c="7"/>Links: 1 </text:p>
      <text:p text:style-name="P15">Access: (0777/lrwxrwxrwx) <text:s/>Uid: ( <text:s text:c="3"/>0/ <text:s text:c="3"/>root) <text:s text:c="2"/>Gid: ( <text:s text:c="3"/>0/ <text:s text:c="3"/>root) </text:p>
      <text:p text:style-name="P15">Access: 2014-11-04 06:06:55.140978707 -0500 </text:p>
      <text:p text:style-name="P15">Modify: 2014-11-04 06:06:55.140978707 -0500 </text:p>
      <text:p text:style-name="P15">Change: 2014-11-04 06:06:55.140978707 -0500 </text:p>
      <text:p text:style-name="P15">[root@localhost ~]# stat chmoduro </text:p>
      <text:p text:style-name="P15"><text:s text:c="2"/>File: `chmoduro' </text:p>
      <text:p text:style-name="P15"><text:s text:c="2"/>Size: 51360 <text:s text:c="4"/><text:tab/>Blocks: 104 <text:s text:c="7"/>IO Block: 4096 <text:s text:c="2"/>regular file </text:p>
      <text:p text:style-name="P15">Device: 6200h/25088d<text:tab/>Inode: 7495 <text:s text:c="7"/>Links: 2 </text:p>
      <text:p text:style-name="P15">Access: (0755/-rwxr-xr-x) <text:s/>Uid: ( <text:s text:c="3"/>0/ <text:s text:c="3"/>root) <text:s text:c="2"/>Gid: ( <text:s text:c="3"/>0/ <text:s text:c="3"/>root) </text:p>
      <text:p text:style-name="P15">Access: 2011-06-27 12:29:14.610072821 -0400 </text:p>
      <text:p text:style-name="P15">Modify: 2010-11-03 07:43:41.000000000 -0400 </text:p>
      <text:p text:style-name="P15">Change: 2014-11-04 06:06:29.670976193 -0500 </text:p>
      <text:p text:style-name="P9"/>
      <text:list xml:id="list132944127421246" text:continue-numbering="true" text:style-name="L1">
        <text:list-item>
          <text:p text:style-name="P23"><text:span text:style-name="T1">[</text:span><text:span text:style-name="T2">20</text:span><text:span text:style-name="T1">% puntuación]</text:span> Modifique los elementos que sean necesarios <text:span text:style-name="T25">en el sistema UML</text:span> para cada vez que arrancamos <text:s/><text:span text:style-name="T25">la máquina virtual </text:span>se realice el montaje de nuestro directorio home <text:span text:style-name="T25">d</text:span>el anfitrión en <text:span text:style-name="T25">un directorio de la</text:span> máquina virtual <text:span text:style-name="T11">en lugar de tener que hacerlo a mano.</text:span></text:p>
        </text:list-item>
      </text:list>
      <text:p text:style-name="P9"/>
      <text:p text:style-name="P16">[root@localhost mnt]# mount none /home/anonimo -t hostfs -o auto,/home/andres </text:p>
      <text:p text:style-name="P16">[root@localhost mnt]# mount </text:p>
      <text:p text:style-name="P16">LABEL=ROOT on / type auto (rw,noatime) </text:p>
      <text:p text:style-name="P16">proc on /proc type proc (rw) </text:p>
      <text:p text:style-name="P16">sysfs on /sys type sysfs (rw) </text:p>
      <text:p text:style-name="P16">devpts on /dev/pts type devpts (rw,gid=5,mode=620) </text:p>
      <text:p text:style-name="P16">tmpfs on /dev/shm type tmpfs (rw) </text:p>
      <text:p text:style-name="P16">/tmp on /tmp type tmpfs (rw,mode=1777) </text:p>
      <text:p text:style-name="P16">none on /proc/sys/fs/binfmt_misc type binfmt_misc (rw) </text:p>
      <text:p text:style-name="P16">none on /mnt type hostfs (rw,/home/andres/Descargas) </text:p>
      <text:p text:style-name="P16">none on /home/anonimo type hostfs (rw,/home/andres) </text:p>
      <text:p text:style-name="P16">[root@localhost mnt]# cd /home/anonimo/ </text:p>
      <text:p text:style-name="P16">[root@localhost anonimo]# ls </text:p>
      <text:p text:style-name="P16"><text:soft-page-break/>Descargas <text:s text:c="2"/>Im??genes <text:s text:c="8"/>Plantillas <text:s/>examples.desktop <text:s/>suma64uns.s~ </text:p>
      <text:p text:style-name="P16">Documentos <text:s/>M??sica <text:s text:c="10"/>P??blico <text:s text:c="3"/>jdk1.8.0_25 </text:p>
      <text:p text:style-name="P16">Escritorio <text:s/>NetBeansProjects <text:s/>V??deos <text:s text:c="4"/>netbeans-8.0.1 </text:p>
      <text:p text:style-name="P9"/>
      <text:list xml:id="list132944422836531" text:continue-numbering="true" text:style-name="L1">
        <text:list-item>
          <text:p text:style-name="P23"><text:span text:style-name="T1">[</text:span><text:span text:style-name="T26">1</text:span><text:span text:style-name="T28">5</text:span><text:span text:style-name="T26">% puntuación] </text:span><text:span text:style-name="T29">Acceder al repositorio </text:span><text:span text:style-name="T31">http://</text:span><text:span text:style-name="T32">rpm.pbone.net</text:span><text:span text:style-name="T29"> y descargar la versi</text:span><text:span text:style-name="T27">ó</text:span><text:span text:style-name="T29">n del paqu</text:span><text:span text:style-name="T27">e</text:span><text:span text:style-name="T29">te </text:span><text:span text:style-name="T14">sysstat</text:span><text:span text:style-name="T29"> para la <text:s/>Fedora 14 y el kernel de UML </text:span><text:span text:style-name="T27">de 32 bits que utilizamos</text:span><text:span text:style-name="T29">. Este paquete contiene la orden </text:span><text:span text:style-name="T14">sar</text:span><text:span text:style-name="T29"> que muestra estadísticas de uso del sistema. Indica todos los pasos, a partir de la descarga, para instalar y ejecutar la orden </text:span><text:span text:style-name="T14">sar</text:span><text:span text:style-name="T29"> con la opción </text:span><text:span text:style-name="T14">-w </text:span><text:span text:style-name="T29">para mostrar </text:span><text:span text:style-name="T30">estadísticas sobre la creación de procesos y cambios de contexto mostrando un listado del <text:s/>resultado de la misma. Modifica los elementos necesarios del sistema </text:span><text:span text:style-name="T27">UML</text:span><text:span text:style-name="T30"> para que esta estadística se ejecute </text:span><text:span text:style-name="T27">todos </text:span><text:span text:style-name="T30">los lunes y jueves de todas la</text:span><text:span text:style-name="T27">s</text:span><text:span text:style-name="T30"> semana</text:span><text:span text:style-name="T27">s</text:span><text:span text:style-name="T30"> a las 10:30 horas.</text:span></text:p>
        </text:list-item>
      </text:list>
      <text:p text:style-name="P18"/>
      <text:p text:style-name="P20">[root@localhost ~]# mount none /mnt -t hostfs -o /home/andres/Descargas </text:p>
      <text:p text:style-name="P20">[root@localhost ~]# cd /mnt </text:p>
      <text:p text:style-name="P20">[root@localhost mnt]# ls </text:p>
      <text:p text:style-name="P20">1398345010_archive.zip </text:p>
      <text:p text:style-name="P20">A3B-1a-ebs(1).cpp </text:p>
      <text:p text:style-name="P20">A3B-1a-ebs.cpp~ </text:p>
      <text:p text:style-name="P20">AddTrustExternalCARoot.crt </text:p>
      <text:p text:style-name="P20">Prueba_ModuloI_GrupoA3.odt </text:p>
      <text:p text:style-name="P20">jdk-8u25-nb-8_0_1-linux-x64.sh </text:p>
      <text:p text:style-name="P20">media.s </text:p>
      <text:p text:style-name="P20">sysstat-9.0.6.1-4.fc14.i686.rpm </text:p>
      <text:p text:style-name="P21">[root@localhost mnt]# rpm -i sysstat-9.0.6.1-4.fc14.i686.rpm </text:p>
      <text:p text:style-name="P21">[root@localhost mnt]# sar -w </text:p>
      <text:p text:style-name="P21">Linux 3.0.4 (localhost) <text:tab/>11/04/14 <text:tab/>_i686_<text:tab/>(1 CPU) </text:p>
      <text:p text:style-name="P21"/>
      <text:p text:style-name="P21">06:20:01 <text:s text:c="6"/>proc/s <text:s text:c="2"/>cswch/s </text:p>
      <text:p text:style-name="P21">06:30:01 <text:s text:c="8"/>0.02 <text:s text:c="5"/>2.65 </text:p>
      <text:p text:style-name="P21">Average: <text:s text:c="8"/>0.02 <text:s text:c="5"/>2.65 </text:p>
      <text:p text:style-name="P21">[root@localhost mnt]# crontab -e </text:p>
      <text:p text:style-name="P22">30 10 * * 1,4 <text:s/>sar -w &gt; /home/anonimo/sar</text:p>
      <text:p text:style-name="P19"/>
      <text:list xml:id="list132944152329683" text:continue-numbering="true" text:style-name="L1">
        <text:list-item>
          <text:p text:style-name="P23"><text:span text:style-name="T26">[</text:span><text:span text:style-name="T27">20</text:span><text:span text:style-name="T26">% puntuación] </text:span><text:span text:style-name="T27">Crear una sistema de archivos de tipo ext3 dentro de un archivo utilizando el dispositivo </text:span><text:span text:style-name="T31">/dev/loop</text:span><text:span text:style-name="T27">. Este sistema de archivos debe tener 15 MB de tamaño y <text:s/>un tamaño de bloque de 4KB</text:span><text:span text:style-name="T26">. </text:span><text:span text:style-name="T27">Tras su creación hay que montarlo de solo lectura y sin que se puedan ejecutar </text:span><text:soft-page-break/><text:span text:style-name="T27">archivos desde el. Indicar las ordenes necesarias para realizar estos pasos y mostrar la información de los metadatos del sistema de archivos creado.</text:span></text:p>
        </text:list-item>
      </text:list>
      <text:p text:style-name="P9"/>
      <text:p text:style-name="P17">[root@localhost anonimo]# mknod /dev/loop b 7 0 </text:p>
      <text:p text:style-name="P17">[root@localhost anonimo]# dd if=/dev/zero of=/root/archivo_SA15 bs=1500 count=10000 </text:p>
      <text:p text:style-name="P17">10000+0 records in </text:p>
      <text:p text:style-name="P17">10000+0 records out </text:p>
      <text:p text:style-name="P17">15000000 bytes (15 MB) copied, 0.30907 s, 48.5 MB/s </text:p>
      <text:p text:style-name="P17">[root@localhost anonimo]# losetup /dev/loop /root/archivo_SA15</text:p>
      <text:p text:style-name="P17">[root@localhost anonimo]# mke2fs -t ext3 -b 4096 /dev/loop </text:p>
      <text:p text:style-name="P17">mke2fs 1.41.12 (17-May-2010) </text:p>
      <text:p text:style-name="P17">Filesystem label= </text:p>
      <text:p text:style-name="P17">OS type: Linux </text:p>
      <text:p text:style-name="P17">Block size=4096 (log=2) </text:p>
      <text:p text:style-name="P17">Fragment size=4096 (log=2) </text:p>
      <text:p text:style-name="P17">Stride=0 blocks, Stripe width=0 blocks </text:p>
      <text:p text:style-name="P17">3680 inodes, 3662 blocks </text:p>
      <text:p text:style-name="P17">183 blocks (5.00%) reserved for the super user </text:p>
      <text:p text:style-name="P17">First data block=0 </text:p>
      <text:p text:style-name="P17">1 block group </text:p>
      <text:p text:style-name="P17">32768 blocks per group, 32768 fragments per group </text:p>
      <text:p text:style-name="P17">3680 inodes per group </text:p>
      <text:p text:style-name="P17"/>
      <text:p text:style-name="P17">Writing inode tables: done <text:s text:c="27"/></text:p>
      <text:p text:style-name="P17">Creating journal (1024 blocks): done </text:p>
      <text:p text:style-name="P17">Writing superblocks and filesystem accounting information: done </text:p>
      <text:p text:style-name="P17"/>
      <text:p text:style-name="P17">This filesystem will be automatically checked every 36 mounts or </text:p>
      <text:p text:style-name="P17">180 days, whichever comes first. <text:s/>Use tune2fs -c or -i to override. </text:p>
      <text:p text:style-name="P24">[root@localhost anonimo]# tune2fs -l /dev/loop </text:p>
      <text:p text:style-name="P24">tune2fs 1.41.12 (17-May-2010) </text:p>
      <text:p text:style-name="P24">Filesystem volume name: <text:s text:c="2"/>&lt;none&gt; </text:p>
      <text:p text:style-name="P24">Last mounted on: <text:s text:c="9"/>&lt;not available&gt; </text:p>
      <text:p text:style-name="P24"><text:soft-page-break/>Filesystem UUID: <text:s text:c="9"/>325b4b29-afdc-4736-b4be-6dba287bfcdb </text:p>
      <text:p text:style-name="P24">Filesystem magic number: <text:s/>0xEF53 </text:p>
      <text:p text:style-name="P24">Filesystem revision #: <text:s text:c="3"/>1 (dynamic) </text:p>
      <text:p text:style-name="P24">Filesystem features: <text:s text:c="5"/>has_journal ext_attr resize_inode dir_index filetype sparse_super large_file </text:p>
      <text:p text:style-name="P24">Filesystem flags: <text:s text:c="8"/>signed_directory_hash </text:p>
      <text:p text:style-name="P24">Default mount options: <text:s text:c="3"/>(none) </text:p>
      <text:p text:style-name="P24">Filesystem state: <text:s text:c="8"/>clean </text:p>
      <text:p text:style-name="P24">Errors behavior: <text:s text:c="9"/>Continue </text:p>
      <text:p text:style-name="P24">Filesystem OS type: <text:s text:c="6"/>Linux </text:p>
      <text:p text:style-name="P24">Inode count: <text:s text:c="13"/>3680 </text:p>
      <text:p text:style-name="P24">Block count: <text:s text:c="13"/>3662 </text:p>
      <text:p text:style-name="P24">Reserved block count: <text:s text:c="4"/>183 </text:p>
      <text:p text:style-name="P24">Free blocks: <text:s text:c="13"/>2512 </text:p>
      <text:p text:style-name="P24">Free inodes: <text:s text:c="13"/>3669 </text:p>
      <text:p text:style-name="P24">First block: <text:s text:c="13"/>0 </text:p>
      <text:p text:style-name="P24">Block size: <text:s text:c="14"/>4096 </text:p>
      <text:p text:style-name="P24">Fragment size: <text:s text:c="11"/>4096 </text:p>
      <text:p text:style-name="P24">Blocks per group: <text:s text:c="8"/>32768 </text:p>
      <text:p text:style-name="P24">Fragments per group: <text:s text:c="5"/>32768 </text:p>
      <text:p text:style-name="P24">Inodes per group: <text:s text:c="8"/>3680 </text:p>
      <text:p text:style-name="P24">Inode blocks per group: <text:s text:c="2"/>115 </text:p>
      <text:p text:style-name="P24">Filesystem created: <text:s text:c="6"/>Tue Nov <text:s/>4 07:07:51 2014 </text:p>
      <text:p text:style-name="P24">Last mount time: <text:s text:c="9"/>n/a </text:p>
      <text:p text:style-name="P24">Last write time: <text:s text:c="9"/>Tue Nov <text:s/>4 07:07:51 2014 </text:p>
      <text:p text:style-name="P24">Mount count: <text:s text:c="13"/>0 </text:p>
      <text:p text:style-name="P24">Maximum mount count: <text:s text:c="5"/>36 </text:p>
      <text:p text:style-name="P24">Last checked: <text:s text:c="12"/>Tue Nov <text:s/>4 07:07:51 2014 </text:p>
      <text:p text:style-name="P24">Check interval: <text:s text:c="10"/>15552000 (6 months) </text:p>
      <text:p text:style-name="P24">Next check after: <text:s text:c="8"/>Sun May <text:s/>3 08:07:51 2015 </text:p>
      <text:p text:style-name="P24">Reserved blocks uid: <text:s text:c="5"/>0 (user root) </text:p>
      <text:p text:style-name="P24">Reserved blocks gid: <text:s text:c="5"/>0 (group root) </text:p>
      <text:p text:style-name="P24">First inode: <text:s text:c="13"/>11 </text:p>
      <text:p text:style-name="P24">Inode size:<text:tab/> <text:s text:c="9"/>128 </text:p>
      <text:p text:style-name="P24"><text:soft-page-break/>Journal inode: <text:s text:c="11"/>8 </text:p>
      <text:p text:style-name="P24">Default directory hash: <text:s text:c="2"/>half_md4 </text:p>
      <text:p text:style-name="P24">Directory Hash Seed: <text:s text:c="5"/>e5e744ec-9748-4f42-a031-b7dae8e14cd0 </text:p>
      <text:p text:style-name="P24">Journal backup: <text:s text:c="10"/>inode blocks </text:p>
      <text:p text:style-name="P24"/>
      <text:list xml:id="list132943663809274" text:continue-numbering="true" text:style-name="L1">
        <text:list-item>
          <text:p text:style-name="P25">[15% puntuación] Construir una orden para ver que proceso esta consumiendo mayor porcentaje de tiempo de CPU y una vez detectado le rebaje la prioridad 5 unidades.</text:p>
        </text:list-item>
      </text:list>
      <text:p text:style-name="P12"/>
      <text:p text:style-name="P13">andres@Andres:~$ top -n 10 | tail -1 </text:p>
      <text:p text:style-name="P13">top - 13:20:25 up <text:s/>2:22, <text:s/>3 users, <text:s/>load average: 0,14, 0,29, 0,31 </text:p>
      <text:p text:style-name="P13">Tareas: 250 total, <text:s text:c="2"/>1 ejecutar, <text:s/>240 hibernar, <text:s text:c="3"/>0 detener, <text:s text:c="3"/>0 zombie </text:p>
      <text:p text:style-name="P13">%Cpu(s): <text:s/>0,3 usuario, <text:s/>0,3 sist, <text:s/>0,0 adecuado, 99,3 inact, <text:s/>0,0 en espera, <text:s/>0, </text:p>
      <text:p text:style-name="P13">KiB Mem: <text:s text:c="2"/>3998128 total, <text:s/>3792872 used, <text:s text:c="2"/>205256 free, <text:s text:c="2"/>187820 buffers </text:p>
      <text:p text:style-name="P13">KiB Swap: <text:s/>1998844 total, <text:s text:c="7"/>0 used, <text:s/>1998844 free. <text:s/>2374408 cached Mem </text:p>
      <text:p text:style-name="P13"/>
      <text:p text:style-name="P13"><text:s text:c="2"/>PID USUARIO <text:s text:c="2"/>PR <text:s/>NI <text:s text:c="3"/>VIRT <text:s text:c="3"/>RES <text:s text:c="3"/>SHR S <text:s/>%CPU %MEM <text:s text:c="4"/>HORA+ ORDEN <text:s text:c="6"/></text:p>
      <text:p text:style-name="P13"><text:s text:c="3"/>5583 <text:s text:c="4"/>andres <text:s text:c="3"/>20 <text:s text:c="2"/>0 <text:s/>803872 <text:s/>71348 <text:s/>28216 S <text:s text:c="2"/>2,3 <text:s/>1,8 <text:s text:c="2"/>3:44.00 plugin-con+ </text:p>
      <text:p text:style-name="P13">andres@Andres:~$ nice --5 5583</text:p>
      <text:p text:style-name="P13"/>
      <text:p text:style-name="P27">top -n 10 | tail -1 ; nice –5 5583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2"/>
      <text:p text:style-name="P5"/>
      <text:p text:style-name="P3"><text:soft-page-break/>Firma: ________________________________</text:p>
      <text:p text:style-name="P3">Granada a <text:span text:style-name="T18">4</text:span>/11/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style:contextual-spacing="false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4c4c4c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a647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.245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bold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Arial" fo:font-family="Arial" style:font-family-generic="swiss" style:font-pitch="variable" fo:font-size="18pt" style:letter-kerning="true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a647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4c4c4c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Título1_7e_LT_7e_Gliederung_20_1" style:display-name="Título1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245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bold" style:letter-kerning="true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82cm" fo:margin-right="1.9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2T08:13:41</meta:creation-date>
    <dc:date>2014-11-04T13:29:43.283598611</dc:date>
    <meta:editing-duration>PT7H59M19S</meta:editing-duration>
    <meta:editing-cycles>32</meta:editing-cycles>
    <meta:generator>LibreOffice/4.2.6.3$Linux_X86_64 LibreOffice_project/420m0$Build-3</meta:generator>
    <meta:printed-by>José Antonio Gómez Hernández</meta:printed-by>
    <meta:print-date>2014-11-03T11:23:42</meta:print-date>
    <meta:document-statistic meta:table-count="0" meta:image-count="0" meta:object-count="0" meta:page-count="7" meta:paragraph-count="154" meta:word-count="1229" meta:character-count="9099" meta:non-whitespace-character-count="7308"/>
  </office:meta>
</office:document-meta>
</file>